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Liberation Mono" svg:font-family="'Liberation Mono', 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Roboto" svg:font-family="Roboto, sans-serif"/>
    <style:font-face style:name="Segoe UI Emoji" svg:font-family="'Segoe UI Emoji'" style:font-pitch="variable"/>
    <style:font-face style:name="Segoe UI Symbol" svg:font-family="'Segoe UI Symbol'" style:font-pitch="variable"/>
  </office:font-face-decls>
  <office:automatic-styles>
    <style:style style:name="P1" style:family="paragraph" style:parent-style-name="Preformatted_20_Text">
      <style:paragraph-properties fo:margin-top="0in" fo:margin-bottom="0.139in" style:contextual-spacing="false" fo:line-height="115%" fo:text-align="start" style:justify-single-word="false"/>
      <style:text-properties fo:color="#000000" loext:opacity="100%" style:font-name="Arial1" fo:font-size="14pt" fo:font-weight="normal" officeooo:paragraph-rsid="0019112e" style:font-size-asian="14pt" style:font-weight-asian="normal" style:font-name-complex="Arial1" style:font-size-complex="14pt" style:font-weight-complex="normal"/>
    </style:style>
    <style:style style:name="P2" style:family="paragraph" style:parent-style-name="Preformatted_20_Text">
      <style:paragraph-properties fo:margin-top="0in" fo:margin-bottom="0.139in" style:contextual-spacing="false" fo:line-height="115%" fo:text-align="start" style:justify-single-word="false"/>
      <style:text-properties officeooo:paragraph-rsid="0019112e"/>
    </style:style>
    <style:style style:name="P3" style:family="paragraph" style:parent-style-name="Text_20_body">
      <style:paragraph-properties fo:text-align="start" style:justify-single-word="false"/>
      <style:text-properties fo:color="#000000" loext:opacity="100%" style:font-name="Arial1" fo:font-size="14pt" fo:font-weight="normal" officeooo:paragraph-rsid="0019112e" style:font-size-asian="14pt" style:font-weight-asian="normal" style:font-name-complex="Arial1" style:font-size-complex="14pt" style:font-weight-complex="normal"/>
    </style:style>
    <style:style style:name="P4" style:family="paragraph" style:parent-style-name="Text_20_body">
      <style:paragraph-properties fo:margin-top="0in" fo:margin-bottom="0in" style:contextual-spacing="false" fo:line-height="138%" style:writing-mode="lr-tb"/>
      <style:text-properties fo:font-variant="normal" fo:text-transform="none" fo:color="#212529" loext:opacity="100%" style:text-line-through-style="none" style:text-line-through-type="none" style:font-name="Roboto" fo:font-size="12pt" fo:font-style="normal" style:text-underline-style="none" fo:font-weight="normal" style:text-blinking="false" fo:background-color="transparent"/>
    </style:style>
    <style:style style:name="P5" style:family="paragraph" style:parent-style-name="Text_20_body">
      <style:paragraph-properties fo:margin-top="0in" fo:margin-bottom="0.139in" style:contextual-spacing="false" fo:line-height="115%" fo:text-align="center" style:justify-single-word="false"/>
      <style:text-properties fo:font-variant="normal" fo:text-transform="none" fo:color="#212529" loext:opacity="100%" style:text-line-through-style="none" style:text-line-through-type="none" style:font-name="Roboto" fo:font-size="12pt" fo:font-style="normal" style:text-underline-style="none" fo:font-weight="normal" officeooo:rsid="001940d4" officeooo:paragraph-rsid="0019112e" style:text-blinking="false" fo:background-color="transparent" style:font-name-asian="Segoe UI Emoji" style:font-size-asian="14pt" style:font-weight-asian="bold" style:font-name-complex="Arial1" style:font-size-complex="14pt" style:font-weight-complex="bold"/>
    </style:style>
    <style:style style:name="P6" style:family="paragraph" style:parent-style-name="Text_20_body">
      <style:paragraph-properties fo:margin-top="0in" fo:margin-bottom="0in" style:contextual-spacing="false" fo:line-height="138%" style:writing-mode="lr-tb"/>
      <style:text-properties fo:font-variant="normal" fo:text-transform="none" fo:color="#212529" loext:opacity="100%" style:text-line-through-style="none" style:text-line-through-type="none" style:font-name="Roboto" fo:font-size="12pt" fo:font-style="normal" style:text-underline-style="none" fo:font-weight="normal" style:text-blinking="false" fo:background-color="#ffffff"/>
    </style:style>
    <style:style style:name="P7" style:family="paragraph" style:parent-style-name="Text_20_body">
      <style:paragraph-properties fo:margin-top="0in" fo:margin-bottom="0in" style:contextual-spacing="false" fo:line-height="138%" style:writing-mode="lr-tb"/>
      <style:text-properties fo:font-weight="normal"/>
    </style:style>
    <style:style style:name="P8" style:family="paragraph" style:parent-style-name="Text_20_body">
      <style:paragraph-properties fo:margin-top="0in" fo:margin-bottom="0in" style:contextual-spacing="false" fo:line-height="138%" style:writing-mode="lr-tb"/>
    </style:style>
    <style:style style:name="P9" style:family="paragraph" style:parent-style-name="WW-Standard">
      <style:paragraph-properties fo:margin-top="0in" fo:margin-bottom="0.139in" style:contextual-spacing="false" fo:line-height="115%" fo:text-align="start" style:justify-single-word="false"/>
      <style:text-properties fo:color="#000000" loext:opacity="100%" style:font-name="Arial1" fo:font-size="14pt" fo:font-weight="normal" officeooo:paragraph-rsid="0019112e" style:font-name-asian="Segoe UI Symbol" style:font-size-asian="14pt" style:font-weight-asian="normal" style:font-name-complex="Arial1" style:font-size-complex="14pt" style:font-weight-complex="normal"/>
    </style:style>
    <style:style style:name="P10" style:family="paragraph" style:parent-style-name="WW-Standard">
      <style:paragraph-properties fo:margin-top="0in" fo:margin-bottom="0.139in" style:contextual-spacing="false" fo:line-height="115%" fo:text-align="start" style:justify-single-word="false"/>
      <style:text-properties fo:color="#000000" loext:opacity="100%" style:font-name="Arial1" fo:font-size="14pt" fo:font-weight="normal" officeooo:paragraph-rsid="001940d4" style:font-name-asian="Segoe UI Symbol" style:font-size-asian="14pt" style:font-weight-asian="normal" style:font-name-complex="Arial1" style:font-size-complex="14pt" style:font-weight-complex="normal"/>
    </style:style>
    <style:style style:name="P11" style:family="paragraph" style:parent-style-name="WW-Standard">
      <style:paragraph-properties fo:margin-top="0in" fo:margin-bottom="0.139in" style:contextual-spacing="false" fo:line-height="115%" fo:text-align="start" style:justify-single-word="false"/>
      <style:text-properties fo:color="#000000" loext:opacity="100%" style:font-name="Arial1" fo:font-size="14pt" fo:font-weight="normal" officeooo:paragraph-rsid="0019112e" style:font-size-asian="14pt" style:font-weight-asian="normal" style:font-name-complex="Arial1" style:font-size-complex="14pt" style:font-weight-complex="normal"/>
    </style:style>
    <style:style style:name="P12" style:family="paragraph" style:parent-style-name="WW-Standard">
      <style:paragraph-properties fo:margin-top="0in" fo:margin-bottom="0.139in" style:contextual-spacing="false" fo:line-height="115%" fo:text-align="start" style:justify-single-word="false"/>
      <style:text-properties fo:color="#000000" loext:opacity="100%" style:font-name="Arial1" fo:font-size="14pt" fo:font-weight="normal" officeooo:paragraph-rsid="0019112e" style:font-name-asian="Segoe UI Emoji" style:font-size-asian="14pt" style:font-weight-asian="normal" style:font-name-complex="Arial1" style:font-size-complex="14pt" style:font-weight-complex="normal"/>
    </style:style>
    <style:style style:name="P13" style:family="paragraph" style:parent-style-name="WW-Standard">
      <style:paragraph-properties fo:margin-top="0in" fo:margin-bottom="0.139in" style:contextual-spacing="false" fo:line-height="115%" fo:text-align="start" style:justify-single-word="false"/>
      <style:text-properties fo:color="#000000" loext:opacity="100%" style:font-name="Arial1" fo:font-size="14pt" fo:language="zxx" fo:country="none" fo:font-weight="normal" officeooo:paragraph-rsid="0019112e" style:font-name-asian="Segoe UI Symbol" style:font-size-asian="14pt" style:language-asian="zxx" style:country-asian="none" style:font-weight-asian="normal" style:font-name-complex="Arial1" style:font-size-complex="14pt" style:font-weight-complex="normal"/>
    </style:style>
    <style:style style:name="P14" style:family="paragraph" style:parent-style-name="WW-Standard">
      <style:paragraph-properties fo:margin-top="0in" fo:margin-bottom="0.139in" style:contextual-spacing="false" fo:line-height="115%" fo:text-align="start" style:justify-single-word="false"/>
      <style:text-properties fo:color="#000000" loext:opacity="100%" style:font-name="Arial1" fo:font-size="14pt" fo:font-weight="bold" officeooo:rsid="001940d4" officeooo:paragraph-rsid="001940d4" style:font-size-asian="14pt" style:font-weight-asian="bold" style:font-name-complex="Arial1" style:font-size-complex="14pt" style:font-weight-complex="bold"/>
    </style:style>
    <style:style style:name="P15" style:family="paragraph" style:parent-style-name="WW-Standard">
      <style:paragraph-properties fo:margin-top="0in" fo:margin-bottom="0.139in" style:contextual-spacing="false" fo:line-height="115%" fo:text-align="start" style:justify-single-word="false"/>
      <style:text-properties fo:color="#000000" loext:opacity="100%" style:font-name="Arial1" fo:font-size="14pt" fo:font-weight="bold" officeooo:rsid="001940d4" officeooo:paragraph-rsid="001940d4" style:font-name-asian="Segoe UI Emoji" style:font-size-asian="14pt" style:font-weight-asian="bold" style:font-name-complex="Arial1" style:font-size-complex="14pt" style:font-weight-complex="bold"/>
    </style:style>
    <style:style style:name="P16" style:family="paragraph" style:parent-style-name="WW-Standard" style:list-style-name="L2">
      <style:paragraph-properties fo:margin-top="0in" fo:margin-bottom="0.139in" style:contextual-spacing="false" fo:line-height="115%" fo:text-align="start" style:justify-single-word="false"/>
      <style:text-properties fo:color="#000000" loext:opacity="100%" style:font-name="Arial1" fo:font-size="14pt" fo:font-weight="bold" officeooo:rsid="001940d4" officeooo:paragraph-rsid="001940d4" style:font-name-asian="Segoe UI Emoji" style:font-size-asian="14pt" style:font-weight-asian="bold" style:font-name-complex="Arial1" style:font-size-complex="14pt" style:font-weight-complex="bold"/>
    </style:style>
    <style:style style:name="P17" style:family="paragraph" style:parent-style-name="WW-Standard" style:list-style-name="L3">
      <style:paragraph-properties fo:margin-top="0in" fo:margin-bottom="0.139in" style:contextual-spacing="false" fo:line-height="115%" fo:text-align="start" style:justify-single-word="false"/>
      <style:text-properties fo:color="#000000" loext:opacity="100%" style:font-name="Arial1" fo:font-size="14pt" fo:font-weight="bold" officeooo:rsid="001940d4" officeooo:paragraph-rsid="001940d4" style:font-name-asian="Segoe UI Emoji" style:font-size-asian="14pt" style:font-weight-asian="bold" style:font-name-complex="Arial1" style:font-size-complex="14pt" style:font-weight-complex="bold"/>
    </style:style>
    <style:style style:name="P18" style:family="paragraph" style:parent-style-name="WW-Standard" style:list-style-name="L4">
      <style:paragraph-properties fo:margin-top="0in" fo:margin-bottom="0.139in" style:contextual-spacing="false" fo:line-height="115%" fo:text-align="start" style:justify-single-word="false"/>
      <style:text-properties fo:color="#000000" loext:opacity="100%" style:font-name="Arial1" fo:font-size="14pt" fo:font-weight="bold" officeooo:rsid="001940d4" officeooo:paragraph-rsid="001940d4" style:font-name-asian="Segoe UI Emoji" style:font-size-asian="14pt" style:font-weight-asian="bold" style:font-name-complex="Arial1" style:font-size-complex="14pt" style:font-weight-complex="bold"/>
    </style:style>
    <style:style style:name="P19" style:family="paragraph" style:parent-style-name="WW-Standard">
      <style:paragraph-properties fo:margin-top="0in" fo:margin-bottom="0.139in" style:contextual-spacing="false" fo:line-height="115%" fo:text-align="start" style:justify-single-word="false"/>
      <style:text-properties officeooo:paragraph-rsid="0019112e"/>
    </style:style>
    <style:style style:name="P20" style:family="paragraph" style:parent-style-name="WW-Standard" style:list-style-name="L1">
      <style:paragraph-properties fo:margin-top="0in" fo:margin-bottom="0.139in" style:contextual-spacing="false" fo:line-height="115%" fo:text-align="start" style:justify-single-word="false"/>
      <style:text-properties officeooo:paragraph-rsid="001940d4"/>
    </style:style>
    <style:style style:name="P21" style:family="paragraph" style:parent-style-name="WW-Standard">
      <style:paragraph-properties fo:margin-top="0in" fo:margin-bottom="0.139in" style:contextual-spacing="false" fo:line-height="115%" fo:text-align="start" style:justify-single-word="false"/>
      <style:text-properties officeooo:paragraph-rsid="001940d4"/>
    </style:style>
    <style:style style:name="T1" style:family="text">
      <style:text-properties fo:color="#000000" loext:opacity="100%" style:font-name="Arial1" fo:font-size="14pt" fo:font-weight="normal" style:font-name-asian="Segoe UI Symbol" style:font-size-asian="14pt" style:font-weight-asian="normal" style:font-name-complex="Arial1" style:font-size-complex="14pt" style:font-weight-complex="normal"/>
    </style:style>
    <style:style style:name="T2" style:family="text">
      <style:text-properties fo:color="#000000" loext:opacity="100%" style:font-name="Arial1" fo:font-size="14pt" fo:font-weight="normal" style:font-size-asian="14pt" style:font-weight-asian="normal" style:font-name-complex="Arial1" style:font-size-complex="14pt" style:font-weight-complex="normal"/>
    </style:style>
    <style:style style:name="T3" style:family="text">
      <style:text-properties fo:color="#000000" loext:opacity="100%" style:font-name="Arial1" fo:font-size="14pt" fo:font-weight="normal" style:font-name-asian="Arial1" style:font-size-asian="14pt" style:language-asian="zxx" style:country-asian="none" style:font-weight-asian="normal" style:font-size-complex="14pt" style:font-weight-complex="normal"/>
    </style:style>
    <style:style style:name="T4" style:family="text">
      <style:text-properties fo:color="#000000" loext:opacity="100%" style:font-name="Arial1" fo:font-size="14pt" fo:font-weight="normal" officeooo:rsid="001940d4" style:font-name-asian="Segoe UI Emoji" style:font-size-asian="14pt" style:font-weight-asian="normal" style:font-name-complex="Arial1" style:font-size-complex="14pt" style:font-weight-complex="normal"/>
    </style:style>
    <style:style style:name="T5" style:family="text">
      <style:text-properties fo:color="#000000" loext:opacity="100%" style:font-name="Arial1" fo:font-size="14pt" fo:language="zxx" fo:country="none" style:text-underline-style="none" fo:font-weight="normal" style:font-name-asian="Segoe UI Symbol" style:font-size-asian="14pt" style:language-asian="zxx" style:country-asian="none" style:font-weight-asian="normal" style:font-name-complex="Arial1" style:font-size-complex="14pt" style:font-weight-complex="normal"/>
    </style:style>
    <style:style style:name="T6" style:family="text">
      <style:text-properties fo:color="#000000" loext:opacity="100%" style:font-name="Arial1" fo:font-size="14pt" fo:language="zxx" fo:country="none" fo:font-weight="normal" style:font-name-asian="Arial1" style:font-size-asian="14pt" style:language-asian="zxx" style:country-asian="none" style:font-weight-asian="normal" style:font-size-complex="14pt" style:font-weight-complex="normal"/>
    </style:style>
    <style:style style:name="T7" style:family="text">
      <style:text-properties fo:color="#000000" loext:opacity="100%" style:font-name="Arial1" fo:font-size="14pt" style:text-underline-style="none" fo:font-weight="normal" style:font-name-asian="Segoe UI Symbol" style:font-size-asian="14pt" style:language-asian="zxx" style:country-asian="none" style:font-weight-asian="normal" style:font-name-complex="Arial1" style:font-size-complex="14pt" style:font-weight-complex="normal"/>
    </style:style>
    <style:style style:name="T8" style:family="text">
      <style:text-properties fo:color="#000000" loext:opacity="100%" style:font-name="Arial1" fo:font-size="15pt" fo:language="zxx" fo:country="none" style:text-underline-style="none" fo:font-weight="bold" style:font-name-asian="Segoe UI Symbol" style:font-size-asian="15pt" style:language-asian="zxx" style:country-asian="none" style:font-weight-asian="bold" style:font-size-complex="15pt" style:font-weight-complex="bold"/>
    </style:style>
    <style:style style:name="T9" style:family="text">
      <style:text-properties fo:color="#000000" loext:opacity="100%" fo:font-size="15pt" fo:language="zxx" fo:country="none" style:text-underline-style="none" fo:font-weight="bold" style:font-name-asian="Segoe UI Symbol" style:font-size-asian="15pt" style:language-asian="zxx" style:country-asian="none" style:font-weight-asian="bold" style:font-size-complex="15pt" style:font-weight-complex="bold"/>
    </style:style>
    <style:style style:name="T10" style:family="text">
      <style:text-properties fo:font-weight="bold" officeooo:rsid="001940d4" style:font-weight-asian="bold" style:font-weight-complex="bold"/>
    </style:style>
    <style:style style:name="T11" style:family="text">
      <style:text-properties fo:language="zxx" fo:country="none" style:font-name-asian="Segoe UI Symbol" style:language-asian="zxx" style:country-asian="none"/>
    </style:style>
    <style:style style:name="T12" style:family="text">
      <style:text-properties fo:language="zxx" fo:country="none" style:text-underline-style="none" fo:font-weight="normal" style:font-name-asian="Segoe UI Symbol" style:language-asian="zxx" style:country-asian="none" style:font-weight-asian="normal" style:font-weight-complex="normal"/>
    </style:style>
    <style:style style:name="T13" style:family="text">
      <style:text-properties fo:language="zxx" fo:country="none" style:text-underline-style="none" style:font-name-asian="Segoe UI Symbol" style:language-asian="zxx" style:country-asian="none"/>
    </style:style>
    <style:style style:name="T14" style:family="text">
      <style:text-properties fo:language="zxx" fo:country="none" style:text-underline-style="none" fo:font-weight="bold" style:font-name-asian="Segoe UI Symbol" style:language-asian="zxx" style:country-asian="none" style:font-weight-asian="bold" style:font-weight-complex="bold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weight="normal" style:font-name-asian="Segoe UI Symbol" style:font-weight-asian="normal" style:font-weight-complex="normal"/>
    </style:style>
    <style:style style:name="T17" style:family="text">
      <style:text-properties fo:font-size="15pt" fo:language="zxx" fo:country="none" style:text-underline-style="none" fo:font-weight="bold" style:font-name-asian="Segoe UI Symbol" style:font-size-asian="15pt" style:language-asian="zxx" style:country-asian="none" style:font-weight-asian="bold" style:font-size-complex="15pt" style:font-weight-complex="bold"/>
    </style:style>
    <style:style style:name="T18" style:family="text">
      <style:text-properties fo:color="#c9211e" loext:opacity="100%" fo:font-size="15pt" fo:language="zxx" fo:country="none" style:text-underline-style="none" fo:font-weight="bold" style:font-name-asian="Segoe UI Symbol" style:font-size-asian="15pt" style:language-asian="zxx" style:country-asian="none" style:font-weight-asian="bold" style:font-size-complex="15pt" style:font-weight-complex="bold"/>
    </style:style>
    <style:style style:name="T19" style:family="text">
      <style:text-properties fo:language="de" fo:country="DE"/>
    </style:style>
    <style:style style:name="T20" style:family="text">
      <style:text-properties fo:language="de" fo:country="DE" officeooo:rsid="001940d4"/>
    </style:style>
    <style:style style:name="T21" style:family="text">
      <style:text-properties fo:font-variant="normal" fo:text-transform="none" fo:color="#212529" loext:opacity="100%" style:text-line-through-style="none" style:text-line-through-type="none" style:font-name="Roboto" fo:font-size="12pt" fo:font-style="normal" style:text-underline-style="none" style:text-blinking="false" fo:background-color="transparent" loext:char-shading-value="0"/>
    </style:style>
    <style:style style:name="T22" style:family="text">
      <style:text-properties fo:font-variant="normal" fo:text-transform="none" fo:color="#212529" loext:opacity="100%" style:text-line-through-style="none" style:text-line-through-type="none" style:font-name="Roboto" fo:font-size="12pt" fo:font-style="normal" style:text-underline-style="none" style:text-blinking="false" fo:background-color="#ffffff" loext:char-shading-value="0"/>
    </style:style>
    <style:style style:name="T23" style:family="text">
      <style:text-properties fo:font-variant="normal" fo:text-transform="none" fo:color="#212529" loext:opacity="100%" style:text-line-through-style="none" style:text-line-through-type="none" style:font-name="Roboto" fo:font-size="12pt" fo:font-style="normal" style:text-underline-style="none" fo:font-weight="normal" style:text-blinking="false" fo:background-color="#ffffff" loext:char-shading-value="0"/>
    </style:style>
    <style:style style:name="T24" style:family="text">
      <style:text-properties fo:font-variant="normal" fo:text-transform="none" fo:color="#212529" loext:opacity="100%" style:text-line-through-style="none" style:text-line-through-type="none" style:font-name="Roboto" fo:font-size="12pt" fo:font-style="normal" style:text-underline-style="none" fo:font-weight="normal" style:text-blinking="false" fo:background-color="transparent" loext:char-shading-value="0"/>
    </style:style>
    <style:style style:name="T25" style:family="text">
      <style:text-properties fo:font-variant="normal" fo:text-transform="none" fo:color="#212529" loext:opacity="100%" style:text-line-through-style="none" style:text-line-through-type="none" style:text-underline-style="none" style:text-blinking="false" fo:background-color="#ffffff" loext:char-shading-value="0"/>
    </style:style>
    <style:style style:name="T26" style:family="text">
      <style:text-properties fo:font-variant="normal" fo:text-transform="none" fo:color="#212529" loext:opacity="100%" style:text-line-through-style="none" style:text-line-through-type="none" style:text-underline-style="none" style:text-blinking="false" fo:background-color="transparent" loext:char-shading-value="0"/>
    </style:style>
    <style:style style:name="T27" style:family="text">
      <style:text-properties fo:font-variant="normal" fo:text-transform="none" fo:color="#212529" loext:opacity="100%" style:text-line-through-style="none" style:text-line-through-type="none" style:text-underline-style="none" fo:font-weight="normal" style:text-blinking="false" fo:background-color="#ffffff" loext:char-shading-value="0"/>
    </style:style>
    <style:style style:name="T28" style:family="text">
      <style:text-properties fo:font-variant="normal" fo:text-transform="none" fo:color="#212529" loext:opacity="100%" style:text-line-through-style="none" style:text-line-through-type="none" style:text-underline-style="none" fo:font-weight="normal" style:text-blinking="false" fo:background-color="transparent" loext:char-shading-value="0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bookmark text:name="docs-internal-guid-6fe62e37-7fff-7ff1-36f0-7815c8adc258"/>PIHOLE</text:p>
      <text:p text:style-name="P6">1 - LINUX UBUNTU VERSION</text:p>
      <text:p text:style-name="P6">ct Ubuntu 20 installieren</text:p>
      <text:p text:style-name="P7"><text:span text:style-name="T21">apt-get</text:span><text:span text:style-name="T25"> </text:span><text:span text:style-name="T22">update</text:span></text:p>
      <text:p text:style-name="P7"><text:span text:style-name="T21">apt-get</text:span><text:span text:style-name="T25"> </text:span><text:span text:style-name="T21">install</text:span><text:span text:style-name="T25"> </text:span><text:span text:style-name="T21">avahi-deamon</text:span></text:p>
      <text:p text:style-name="P7"><text:span text:style-name="T21">nano</text:span><text:span text:style-name="T25"> </text:span><text:span text:style-name="T22">/</text:span><text:span text:style-name="T21">etc</text:span><text:span text:style-name="T22">/</text:span><text:span text:style-name="T21">hosts</text:span></text:p>
      <text:p text:style-name="P7"><text:span text:style-name="T21">add</text:span><text:span text:style-name="T25"> </text:span><text:span text:style-name="T22">pihole.local</text:span></text:p>
      <text:p text:style-name="P7"><text:span text:style-name="T22">## update </text:span><text:span text:style-name="T21">sources</text:span><text:span text:style-name="T25"> </text:span><text:span text:style-name="T22">##</text:span></text:p>
      <text:p text:style-name="P7"><text:span text:style-name="T21">apt-get</text:span><text:span text:style-name="T25"> </text:span><text:span text:style-name="T22">update</text:span></text:p>
      <text:p text:style-name="P7"><text:span text:style-name="T22">## </text:span><text:span text:style-name="T21">add</text:span><text:span text:style-name="T25"> </text:span><text:span text:style-name="T21">repository</text:span><text:span text:style-name="T25"> </text:span><text:span text:style-name="T22">##</text:span></text:p>
      <text:p text:style-name="P7"><text:span text:style-name="T21">apt-get</text:span><text:span text:style-name="T25"> </text:span><text:span text:style-name="T21">install</text:span><text:span text:style-name="T25"> </text:span><text:span text:style-name="T21">software-properties-common</text:span></text:p>
      <text:p text:style-name="P7"><text:span text:style-name="T21">add-apt-repository</text:span><text:span text:style-name="T25"> </text:span><text:span text:style-name="T21">universe</text:span></text:p>
      <text:p text:style-name="P7"><text:span text:style-name="T22">## </text:span><text:span text:style-name="T21">install</text:span><text:span text:style-name="T25"> </text:span><text:span text:style-name="T21">curl</text:span><text:span text:style-name="T25"> </text:span><text:span text:style-name="T22">##</text:span></text:p>
      <text:p text:style-name="P7"><text:span text:style-name="T21">apt-get</text:span><text:span text:style-name="T25"> </text:span><text:span text:style-name="T21">install</text:span><text:span text:style-name="T25"> </text:span><text:span text:style-name="T21">curl</text:span></text:p>
      <text:p text:style-name="P7"><text:span text:style-name="T22">## </text:span><text:span text:style-name="T21">install</text:span><text:span text:style-name="T25"> </text:span><text:span text:style-name="T21">PiHole</text:span><text:span text:style-name="T25"> </text:span><text:span text:style-name="T22">##</text:span></text:p>
      <text:p text:style-name="P7"><text:span text:style-name="T21">curl</text:span><text:span text:style-name="T25"> </text:span><text:span text:style-name="T22">-</text:span><text:span text:style-name="T21">sSL</text:span><text:span text:style-name="T25"> </text:span><text:span text:style-name="T22">https://install.pi-hole.net | </text:span><text:span text:style-name="T21">bash</text:span></text:p>
      <text:p text:style-name="P6">#pihole -a -p</text:p>
      <text:p text:style-name="P7"><text:span text:style-name="T21">add</text:span><text:span text:style-name="T25"> </text:span><text:span text:style-name="T21">balck</text:span><text:span text:style-name="T25"> </text:span><text:span text:style-name="T21">list</text:span></text:p>
      <text:p text:style-name="P7"><text:span text:style-name="T22">update </text:span><text:span text:style-name="T21">it</text:span></text:p>
      <text:p text:style-name="P7"><text:span text:style-name="T21">ip</text:span><text:span text:style-name="T25"> </text:span><text:span text:style-name="T22">in </text:span><text:span text:style-name="T21">fritz box</text:span></text:p>
      <text:p text:style-name="P7"><text:span text:style-name="T21">ip</text:span><text:span text:style-name="T22">6 und </text:span><text:span text:style-name="T21">ip</text:span><text:span text:style-name="T22">4</text:span></text:p>
      <text:p text:style-name="P6">https://www.youtube.com/watch?v=cE21YjuaB6o</text:p>
      <text:p text:style-name="P6">https://www.sunshine.it/blacklist.txt</text:p>
      <text:p text:style-name="P4">https://firebog.net/</text:p>
      <text:p text:style-name="P4">https://firebog.net/</text:p>
      <text:p text:style-name="P7"><text:span text:style-name="T21">ip</text:span><text:span text:style-name="T25"> </text:span><text:span text:style-name="T21">6 :</text:span></text:p>
      <text:p text:style-name="P7"><text:span text:style-name="T21">ip</text:span><text:span text:style-name="T25"> </text:span><text:span text:style-name="T21">addr</text:span><text:span text:style-name="T25"> </text:span><text:span text:style-name="T21">show</text:span><text:span text:style-name="T25"> </text:span><text:span text:style-name="T21">dev</text:span><text:span text:style-name="T25"> </text:span><text:span text:style-name="T21">eth</text:span><text:span text:style-name="T22">0 | </text:span><text:span text:style-name="T21">sed</text:span><text:span text:style-name="T25"> </text:span><text:span text:style-name="T22">-e</text:span><text:span text:style-name="T21">'</text:span><text:span text:style-name="T22">s/^.*</text:span><text:span text:style-name="T21">inet</text:span><text:span text:style-name="T22">6 \([^</text:span><text:span text:style-name="T26"> </text:span><text:span text:style-name="T21">]</text:span><text:span text:style-name="T22">*\)\/.*$/\1/</text:span><text:span text:style-name="T21">;t</text:span><text:span text:style-name="T22">;d'</text:span></text:p>
      <text:p text:style-name="Text_20_body"/>
      <text:p text:style-name="P7"><text:span text:style-name="T21">apply</text:span><text:span text:style-name="T25"> </text:span><text:span text:style-name="T21">changes</text:span></text:p>
      <text:p text:style-name="P7"><text:span text:style-name="T21">new</text:span><text:span text:style-name="T25"> </text:span><text:span text:style-name="T21">start</text:span></text:p>
      <text:p text:style-name="P4">on</text:p>
      <text:p text:style-name="P7"><text:span text:style-name="T21">bunding</text:span><text:span text:style-name="T25"> </text:span><text:span text:style-name="T22">:</text:span></text:p>
      <text:p text:style-name="P7"><text:span text:style-name="T21">apt-get</text:span><text:span text:style-name="T25"> </text:span><text:span text:style-name="T22">update</text:span></text:p>
      <text:p text:style-name="P7"><text:span text:style-name="T21">apt-get</text:span><text:span text:style-name="T25"> </text:span><text:span text:style-name="T21">install</text:span><text:span text:style-name="T25"> </text:span><text:span text:style-name="T21">unbound</text:span><text:span text:style-name="T25"> </text:span><text:span text:style-name="T22">-y</text:span></text:p>
      <text:p text:style-name="P7"><text:span text:style-name="T21">sudo</text:span><text:span text:style-name="T25"> </text:span><text:span text:style-name="T21">nano</text:span><text:span text:style-name="T25"> </text:span><text:span text:style-name="T22">-w /</text:span><text:span text:style-name="T21">etc</text:span><text:span text:style-name="T22">/</text:span><text:span text:style-name="T21">unbound</text:span><text:span text:style-name="T22">/</text:span><text:span text:style-name="T21">unbound.conf.d</text:span><text:span text:style-name="T22">/</text:span><text:span text:style-name="T21">pi-hole</text:span><text:span text:style-name="T22">.conf</text:span></text:p>
      <text:p text:style-name="P7"><text:soft-page-break/><text:span text:style-name="T22">***************</text:span><text:span text:style-name="T21">copy</text:span><text:span text:style-name="T25"> </text:span><text:span text:style-name="T21">text</text:span><text:span text:style-name="T25"> </text:span><text:span text:style-name="T21">from</text:span><text:span text:style-name="T25"> </text:span><text:span text:style-name="T21">webseite</text:span><text:span text:style-name="T25"> </text:span><text:span text:style-name="T22">*************</text:span></text:p>
      <text:p text:style-name="P7"><text:span text:style-name="T21">sudo</text:span><text:span text:style-name="T25"> </text:span><text:span text:style-name="T21">service</text:span><text:span text:style-name="T25"> </text:span><text:span text:style-name="T21">unbound</text:span><text:span text:style-name="T25"> </text:span><text:span text:style-name="T21">restart</text:span></text:p>
      <text:p text:style-name="P7"><text:span text:style-name="T21">sudo</text:span><text:span text:style-name="T25"> </text:span><text:span text:style-name="T21">pihole</text:span><text:span text:style-name="T25"> </text:span><text:span text:style-name="T22">-</text:span><text:span text:style-name="T21">up</text:span></text:p>
      <text:p text:style-name="Text_20_body"/>
      <text:p text:style-name="P7"><text:span text:style-name="T21">sudo</text:span><text:span text:style-name="T25"> </text:span><text:span text:style-name="T21">service</text:span><text:span text:style-name="T25"> </text:span><text:span text:style-name="T21">unbound</text:span><text:span text:style-name="T25"> </text:span><text:span text:style-name="T21">status</text:span></text:p>
      <text:p text:style-name="Text_20_body"/>
      <text:p text:style-name="P7"><text:span text:style-name="T22">2 - </text:span><text:span text:style-name="T21">PROXMOX</text:span><text:span text:style-name="T25"> </text:span><text:span text:style-name="T22">SHELL VERSION</text:span></text:p>
      <text:p text:style-name="P7"><text:span text:style-name="T21">bash</text:span><text:span text:style-name="T25"> </text:span><text:span text:style-name="T22">-c </text:span><text:span text:style-name="T21">"</text:span><text:span text:style-name="T22">$(</text:span><text:span text:style-name="T21">wget</text:span><text:span text:style-name="T25"> </text:span><text:span text:style-name="T22">-</text:span><text:span text:style-name="T21">qLO - </text:span><text:span text:style-name="T22">https://github.com/tteck/Proxmox/raw/main/ct/pihole.sh)</text:span><text:span text:style-name="T21">"</text:span></text:p>
      <text:p text:style-name="P8"><text:span text:style-name="T25">⚡ </text:span><text:span text:style-name="T23">Default Settings: </text:span><text:span text:style-name="T24">512MiB</text:span><text:span text:style-name="T27"> </text:span><text:span text:style-name="T23">RAM - </text:span><text:span text:style-name="T24">2GB</text:span><text:span text:style-name="T27"> </text:span><text:span text:style-name="T23">Storage - 1</text:span><text:span text:style-name="T24">vCPU</text:span><text:span text:style-name="T27"> ⚡</text:span></text:p>
      <text:p text:style-name="P8"><text:span text:style-name="T25">⚠️ </text:span><text:span text:style-name="T23">Reboot Pi-hole LXC </text:span><text:span text:style-name="T24">after</text:span><text:span text:style-name="T27"> </text:span><text:span text:style-name="T24">install</text:span></text:p>
      <text:p text:style-name="Text_20_body"/>
      <text:p text:style-name="P7"><text:span text:style-name="T21">Pi-hole</text:span><text:span text:style-name="T25"> </text:span><text:span text:style-name="T22">Interface: IP/</text:span><text:span text:style-name="T21">admin</text:span></text:p>
      <text:p text:style-name="Text_20_body"/>
      <text:p text:style-name="P8"><text:span text:style-name="T25">⚙️ </text:span><text:span text:style-name="T24">To</text:span><text:span text:style-name="T27"> </text:span><text:span text:style-name="T24">set</text:span><text:span text:style-name="T27"> </text:span><text:span text:style-name="T24">your</text:span><text:span text:style-name="T27"> </text:span><text:span text:style-name="T24">password</text:span><text:span text:style-name="T23">:</text:span></text:p>
      <text:p text:style-name="Text_20_body"/>
      <text:p text:style-name="P6">Copy</text:p>
      <text:p text:style-name="P7"><text:span text:style-name="T21">pihole</text:span><text:span text:style-name="T25">    </text:span><text:span text:style-name="T22">-a    -p </text:span><text:span text:style-name="T21">new</text:span><text:span text:style-name="T25"> </text:span><text:span text:style-name="T21">passsword</text:span></text:p>
      <text:p text:style-name="P7"><text:span text:style-name="T21">Pihole</text:span><text:span text:style-name="T25"> </text:span><text:span text:style-name="T21">einstellung</text:span></text:p>
      <text:p text:style-name="Text_20_body"/>
      <text:p text:style-name="P7"><text:span text:style-name="T22">3 - </text:span><text:span text:style-name="T21">RASPBBERY</text:span><text:span text:style-name="T25"> </text:span><text:span text:style-name="T22">PI VERSION</text:span></text:p>
      <text:p text:style-name="P7"><text:span text:style-name="T21">Benotiges</text:span><text:span text:style-name="T25"> </text:span><text:span text:style-name="T21">teil :</text:span></text:p>
      <text:p text:style-name="P7"><text:span text:style-name="T21">Rasppbery</text:span><text:span text:style-name="T25"> </text:span><text:span text:style-name="T22">PI 3 </text:span><text:span text:style-name="T21">or</text:span><text:span text:style-name="T25"> </text:span><text:span text:style-name="T22">4</text:span></text:p>
      <text:p text:style-name="P7"><text:span text:style-name="T21">rj</text:span><text:span text:style-name="T25"> </text:span><text:span text:style-name="T22">45 </text:span><text:span text:style-name="T21">Cable</text:span></text:p>
      <text:p text:style-name="P7"><text:span text:style-name="T21">sd</text:span><text:span text:style-name="T25"> </text:span><text:span text:style-name="T21">min</text:span><text:span text:style-name="T25"> </text:span><text:span text:style-name="T22">8 </text:span><text:span text:style-name="T21">gb</text:span></text:p>
      <text:p text:style-name="Text_20_body"/>
      <text:p text:style-name="P8"><text:span text:style-name="T25">• </text:span><text:span text:style-name="T23">Raspberry Pi </text:span><text:span text:style-name="T24">Imager</text:span><text:span text:style-name="T27"> </text:span><text:span text:style-name="T23">auf </text:span><text:span text:style-name="T24">win</text:span><text:span text:style-name="T27"> </text:span><text:span text:style-name="T23">Installieren</text:span></text:p>
      <text:p text:style-name="P6">Link → https://www.raspberrypi.com/software/</text:p>
      <text:p text:style-name="P8"><text:span text:style-name="T25">• </text:span><text:span text:style-name="T24">Sd</text:span><text:span text:style-name="T27"> </text:span><text:span text:style-name="T24">carte</text:span><text:span text:style-name="T27"> </text:span><text:span text:style-name="T23">mit </text:span><text:span text:style-name="T28">“</text:span><text:span text:style-name="T24">raspberry</text:span><text:span text:style-name="T27"> </text:span><text:span text:style-name="T23">PI </text:span><text:span text:style-name="T24">os</text:span><text:span text:style-name="T27"> </text:span><text:span text:style-name="T24">Lite</text:span><text:span text:style-name="T27"> </text:span><text:span text:style-name="T23">64 </text:span><text:span text:style-name="T24">bit</text:span><text:span text:style-name="T27"> </text:span><text:span text:style-name="T23">ISO </text:span><text:span text:style-name="T24">Formatirene</text:span></text:p>
      <text:p text:style-name="P8"><text:span text:style-name="T25">◦ </text:span><text:span text:style-name="T24">Einstelung</text:span><text:span text:style-name="T27"> </text:span><text:span text:style-name="T23">Beachten</text:span></text:p>
      <text:p text:style-name="P8"><text:span text:style-name="T25">▪ </text:span><text:span text:style-name="T24">hostname</text:span></text:p>
      <text:p text:style-name="P8"><text:span text:style-name="T25">▪ </text:span><text:span text:style-name="T24">ssh</text:span><text:span text:style-name="T27"> </text:span><text:span text:style-name="T24">user</text:span><text:span text:style-name="T27"> </text:span><text:span text:style-name="T24">password</text:span></text:p>
      <text:p text:style-name="P8"><text:span text:style-name="T25">▪ </text:span><text:span text:style-name="T24">local</text:span><text:span text:style-name="T27"> </text:span><text:span text:style-name="T24">setting</text:span><text:span text:style-name="T27"> </text:span><text:span text:style-name="T24">keyboard</text:span><text:span text:style-name="T27"> </text:span><text:span text:style-name="T24">layout</text:span></text:p>
      <text:p text:style-name="Text_20_body"/>
      <text:p text:style-name="P8"><text:span text:style-name="T25">• </text:span><text:span text:style-name="T24">sd</text:span><text:span text:style-name="T27"> </text:span><text:span text:style-name="T24">carte</text:span><text:span text:style-name="T27"> </text:span><text:span text:style-name="T23">in </text:span><text:span text:style-name="T24">Raspberry Pi</text:span><text:span text:style-name="T27"> </text:span><text:span text:style-name="T23">rein</text:span></text:p>
      <text:p text:style-name="P8"><text:soft-page-break/><text:span text:style-name="T25">• </text:span><text:span text:style-name="T24">Raspberry Pi</text:span><text:span text:style-name="T27"> </text:span><text:span text:style-name="T23">mit RJ45 </text:span><text:span text:style-name="T24">cabel</text:span><text:span text:style-name="T27"> </text:span><text:span text:style-name="T23">an </text:span><text:span text:style-name="T24">fritzbos</text:span><text:span text:style-name="T27"> </text:span><text:span text:style-name="T23">oder easy </text:span><text:span text:style-name="T24">box</text:span><text:span text:style-name="T27"> </text:span><text:span text:style-name="T23">verbunden</text:span></text:p>
      <text:p text:style-name="P8"><text:span text:style-name="T25">• </text:span><text:span text:style-name="T23">IP </text:span><text:span text:style-name="T24">adresse</text:span><text:span text:style-name="T27"> </text:span><text:span text:style-name="T23">in </text:span><text:span text:style-name="T24">fritz box</text:span><text:span text:style-name="T27"> </text:span><text:span text:style-name="T23">finden</text:span></text:p>
      <text:p text:style-name="P8"><text:span text:style-name="T25">• </text:span><text:span text:style-name="T23">mit </text:span><text:span text:style-name="T24">ssh</text:span><text:span text:style-name="T27"> </text:span><text:span text:style-name="T24">root</text:span><text:span text:style-name="T23">@”</text:span><text:span text:style-name="T24">Ip</text:span><text:span text:style-name="T27"> </text:span><text:span text:style-name="T23">Adresse</text:span><text:span text:style-name="T28">”</text:span><text:span text:style-name="T27"> </text:span><text:span text:style-name="T23">in </text:span><text:span text:style-name="T24">Raspberry Pi</text:span><text:span text:style-name="T27"> </text:span><text:span text:style-name="T24">einloggen</text:span></text:p>
      <text:p text:style-name="Text_20_body"/>
      <text:p text:style-name="P7"><text:span text:style-name="T21">PIHOLE</text:span><text:span text:style-name="T25"> </text:span><text:span text:style-name="T22">INSTALLATION</text:span></text:p>
      <text:p text:style-name="P7"><text:span text:style-name="T21">in shell</text:span><text:span text:style-name="T25"> </text:span><text:span text:style-name="T22">von </text:span><text:span text:style-name="T21">PIHOLE</text:span><text:span text:style-name="T25"> </text:span><text:span text:style-name="T21">diesse</text:span><text:span text:style-name="T25"> </text:span><text:span text:style-name="T21">comand</text:span><text:span text:style-name="T25"> </text:span><text:span text:style-name="T22">ein geben:</text:span></text:p>
      <text:p text:style-name="P7"><text:span text:style-name="T22">#sudo </text:span><text:span text:style-name="T21">apt</text:span><text:span text:style-name="T25"> </text:span><text:span text:style-name="T22">update &amp;&amp; </text:span><text:span text:style-name="T21">sudo</text:span><text:span text:style-name="T25"> </text:span><text:span text:style-name="T21">apt</text:span><text:span text:style-name="T25"> </text:span><text:span text:style-name="T21">upgrade</text:span><text:span text:style-name="T25"> </text:span><text:span text:style-name="T22">-y</text:span></text:p>
      <text:p text:style-name="P7"><text:span text:style-name="T22">#nano -w /</text:span><text:span text:style-name="T21">etc</text:span><text:span text:style-name="T22">/</text:span><text:span text:style-name="T21">dhcpcd.comf</text:span></text:p>
      <text:p text:style-name="P8"><text:span text:style-name="T25">• </text:span><text:span text:style-name="T24">comment</text:span><text:span text:style-name="T27"> </text:span><text:span text:style-name="T23">AUS die </text:span><text:span text:style-name="T24">line</text:span><text:span text:style-name="T27"> </text:span><text:span text:style-name="T23">unter:</text:span></text:p>
      <text:p text:style-name="P8"><text:span text:style-name="T25">◦ </text:span><text:span text:style-name="T24">interface</text:span><text:span text:style-name="T27"> </text:span><text:span text:style-name="T24">eth</text:span><text:span text:style-name="T23">0</text:span></text:p>
      <text:p text:style-name="P8"><text:span text:style-name="T25">◦ </text:span><text:span text:style-name="T24">Statik</text:span><text:span text:style-name="T27"> </text:span><text:span text:style-name="T24">ip</text:span><text:span text:style-name="T23">_</text:span><text:span text:style-name="T24">address</text:span><text:span text:style-name="T23">=”gib </text:span><text:span text:style-name="T24">statisch</text:span><text:span text:style-name="T27"> </text:span><text:span text:style-name="T24">ip</text:span><text:span text:style-name="T27"> </text:span><text:span text:style-name="T24">Adresse</text:span><text:span text:style-name="T27"> </text:span><text:span text:style-name="T23">hier</text:span><text:span text:style-name="T28">”</text:span></text:p>
      <text:p text:style-name="P8"><text:span text:style-name="T25">◦ </text:span><text:span text:style-name="T24">Statik</text:span><text:span text:style-name="T27"> </text:span><text:span text:style-name="T24">router</text:span><text:span text:style-name="T23">= </text:span><text:span text:style-name="T24">getway</text:span><text:span text:style-name="T27"> </text:span><text:span text:style-name="T24">ip</text:span><text:span text:style-name="T27"> </text:span><text:span text:style-name="T24">adress</text:span></text:p>
      <text:p text:style-name="P8"><text:span text:style-name="T25">◦ </text:span><text:span text:style-name="T24">Statik</text:span><text:span text:style-name="T27"> </text:span><text:span text:style-name="T24">doamin</text:span><text:span text:style-name="T23">_</text:span><text:span text:style-name="T24">name</text:span><text:span text:style-name="T23">_</text:span><text:span text:style-name="T24">server</text:span><text:span text:style-name="T23">=…</text:span><text:span text:style-name="T28">…</text:span><text:span text:style-name="T24">.</text:span></text:p>
      <text:p text:style-name="P7"><text:span text:style-name="T22">STRG o </text:span><text:span text:style-name="T21">-&gt; </text:span><text:span text:style-name="T25"> </text:span><text:span text:style-name="T21">yes</text:span><text:span text:style-name="T25"> </text:span><text:span text:style-name="T22">STRG X zu </text:span><text:span text:style-name="T21">exit</text:span><text:span text:style-name="T25"> </text:span><text:span text:style-name="T22">von </text:span><text:span text:style-name="T21">Nano</text:span></text:p>
      <text:p text:style-name="P7"><text:span text:style-name="T22">#sudo </text:span><text:span text:style-name="T21">reboot</text:span></text:p>
      <text:p text:style-name="P7"><text:span text:style-name="T21">Ssh</text:span><text:span text:style-name="T25"> </text:span><text:span text:style-name="T21">root</text:span><text:span text:style-name="T22">@”</text:span><text:span text:style-name="T21">new</text:span><text:span text:style-name="T25"> </text:span><text:span text:style-name="T21">ip</text:span><text:span text:style-name="T25"> </text:span><text:span text:style-name="T21">Adress”</text:span></text:p>
      <text:p text:style-name="P7"><text:span text:style-name="T22">#curl -</text:span><text:span text:style-name="T21">sSl</text:span><text:span text:style-name="T25"> </text:span><text:span text:style-name="T22">https://install.pi-hole.net | </text:span><text:span text:style-name="T21">bash</text:span></text:p>
      <text:p text:style-name="P7"><text:span text:style-name="T21">Nach</text:span><text:span text:style-name="T25"> </text:span><text:span text:style-name="T21">Installation</text:span><text:span text:style-name="T25"> </text:span><text:span text:style-name="T22">folge diese link </text:span><text:span text:style-name="T21">weiter</text:span></text:p>
      <text:p text:style-name="Text_20_body"/>
      <text:p text:style-name="P7"><text:span text:style-name="T21">New</text:span><text:span text:style-name="T25"> </text:span><text:span text:style-name="T21">Root</text:span><text:span text:style-name="T25"> </text:span><text:span text:style-name="T21">Password</text:span><text:span text:style-name="T22">:</text:span></text:p>
      <text:p text:style-name="P6">#pihole -a -p</text:p>
      <text:p text:style-name="P7"><text:span text:style-name="T21">ad</text:span><text:span text:style-name="T25"> </text:span><text:span text:style-name="T21">Black</text:span><text:span text:style-name="T25"> </text:span><text:span text:style-name="T21">list</text:span><text:span text:style-name="T25"> </text:span><text:span text:style-name="T22">:</text:span></text:p>
      <text:p text:style-name="P6">https://firebog.net/</text:p>
      <text:p text:style-name="Text_20_body"/>
      <text:p text:style-name="P7"><text:span text:style-name="T21">PIHOLE</text:span><text:span text:style-name="T25"> </text:span><text:span text:style-name="T21">Interface</text:span><text:span text:style-name="T25"> </text:span><text:span text:style-name="T22">in Browser:</text:span></text:p>
      <text:p text:style-name="P6">http://ip/admin</text:p>
      <text:p text:style-name="P7"><text:span text:style-name="T22">mit </text:span><text:span text:style-name="T21">Admin</text:span><text:span text:style-name="T25"> </text:span><text:span text:style-name="T22">und eingegebene </text:span><text:span text:style-name="T21">Password</text:span><text:span text:style-name="T25"> </text:span><text:span text:style-name="T22">ein logen</text:span></text:p>
      <text:p text:style-name="Text_20_body"><text:line-break/></text:p>
      <text:p text:style-name="P1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Liberation Mono" svg:font-family="'Liberation Mono', 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Roboto" svg:font-family="Roboto, sans-serif"/>
    <style:font-face style:name="Segoe UI Emoji" svg:font-family="'Segoe UI Emoji'" style:font-pitch="variable"/>
    <style:font-face style:name="Segoe UI Symbol" svg:font-family="'Segoe UI Symbol'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1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WW-Standard" style:family="paragraph">
      <style:paragraph-properties fo:text-align="start" style:justify-single-word="false" style:writing-mode="lr-tb"/>
      <style:text-properties style:use-window-font-color="true" loext:opacity="0%" style:font-name="Calibri" fo:font-family="Calibri" style:font-family-generic="roman" style:font-pitch="variable" fo:font-size="12pt" fo:language="en" fo:country="US" style:letter-kerning="true" style:font-name-asian="Calibri1" style:font-family-asian="Calibri" style:font-family-generic-asian="swiss" style:font-pitch-asian="variable" style:font-size-asian="12pt" style:language-asian="hi" style:country-asian="IN" style:font-name-complex="Calibri" style:font-family-complex="Calibri" style:font-family-generic-complex="roman" style:font-pitch-complex="variable" style:font-size-complex="12pt" style:language-complex="hi" style:country-complex="IN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, 'Courier New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, 'Courier New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, 'Courier New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, 'Courier New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7-18T14:54:04.235000000</meta:creation-date>
    <dc:date>2023-07-19T14:59:11.079000000</dc:date>
    <meta:editing-duration>PT51M47S</meta:editing-duration>
    <meta:editing-cycles>2</meta:editing-cycles>
    <meta:generator>LibreOffice/7.5.4.2$Windows_X86_64 LibreOffice_project/36ccfdc35048b057fd9854c757a8b67ec53977b6</meta:generator>
    <meta:document-statistic meta:table-count="0" meta:image-count="0" meta:object-count="0" meta:page-count="3" meta:paragraph-count="85" meta:word-count="346" meta:character-count="2238" meta:non-whitespace-character-count="1968"/>
  </office:meta>
</office:document-meta>
</file>